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3480B8581B8A8A6D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Courier 10 Pitch"/>
    </style:style>
    <style:style style:name="P3" style:family="paragraph">
      <loext:graphic-properties draw:fill-color="#ffffff"/>
      <style:text-properties style:font-name="Courier 10 Pitch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style:font-name="Courier 10 Pitch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font-name="Courier 10 Pitch" fo:font-size="32pt" style:font-size-asian="32pt" style:font-size-complex="32pt"/>
    </style:style>
    <style:style style:name="T9" style:family="text">
      <style:text-properties fo:color="#0000ff" style:font-name="Courier 10 Pitch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Python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<text:span text:style-name="T2">__init__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Hello World</text:span>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header>
                <text:p text:style-name="P5"/>
                <text:p text:style-name="P5">Python 2.x</text:p>
                <text:p text:style-name="P5">or</text:p>
                <text:p text:style-name="P5">Python 3.x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9">
        <draw:frame presentation:style-name="pr1" draw:text-style-name="P1" draw:layer="layout" svg:width="25.2cm" svg:height="7.495cm" svg:x="1.47cm" svg:y="6.604cm" presentation:class="title" presentation:user-transformed="true">
          <draw:text-box>
            <text:p text:style-name="P1"><text:span text:style-name="T1">Scope</text:span><text:span text:style-name="T1"><text:line-break/></text:span><text:span text:style-name="T1">TAB</text:span><text:span text:style-name="T1"><text:line-break/></text:span><text:span text:style-name="T1">Spac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Standard Data Types</text:span></text:p>
          </draw:text-box>
        </draw:frame>
        <draw:frame presentation:style-name="pr5" draw:text-style-name="P6" draw:layer="layout" svg:width="25.2cm" svg:height="12.179cm" svg:x="1.4cm" svg:y="5.066cm" presentation:class="outline">
          <draw:text-box>
            <text:list text:style-name="L2">
              <text:list-item>
                <text:p text:style-name="P6"><text:span text:style-name="T3">Numbers</text:span></text:p>
              </text:list-item>
              <text:list-item>
                <text:p text:style-name="P6"><text:span text:style-name="T3">String</text:span></text:p>
              </text:list-item>
              <text:list-item>
                <text:p text:style-name="P6"><text:span text:style-name="T3">List</text:span></text:p>
              </text:list-item>
              <text:list-item>
                <text:p text:style-name="P6"><text:span text:style-name="T3">Tuple</text:span></text:p>
              </text:list-item>
              <text:list-item>
                <text:p text:style-name="P6"><text:span text:style-name="T3">Dictiona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Loops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or</text:p>
              </text:list-item>
              <text:list-item>
                <text:p>While</text:p>
                <text:p>{<text:span text:style-name="T4">break, continue, pass</text:span>}</text:p>
              </text:list-item>
              <text:list-item>
                <text:p>Iterate through i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 presentation:user-transformed="true">
          <draw:text-box>
            <text:p text:style-name="P1"><text:span text:style-name="T1">Function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ethods</text:p>
              </text:list-item>
              <text:list-item>
                <text:p>Built-in functions</text:p>
                <text:p><text:span text:style-name="T5">dir(), help(), open(), zip()</text:span></text:p>
              </text:list-item>
              <text:list-item>
                <text:p>Lambda Express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Module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mport styles</text:p>
              </text:list-item>
              <text:list-item>
                <text:p>Relative Import</text:p>
              </text:list-item>
              <text:list-item>
                <text:p>Packages &amp; Sub Packages</text:p>
              </text:list-item>
              <text:list-item>
                <text:p>Built-in modules</text:p>
                <text:p><text:span text:style-name="T6">__future__, calendar, gzip, pickle, itertools, math,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Magic Mamoni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__new__</text:p>
              </text:list-item>
              <text:list-item>
                <text:p>__init__</text:p>
              </text:list-item>
              <text:list-item>
                <text:p>__del__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 text:style-name="P1"><text:span text:style-name="T1">Special Attribute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__name__</text:p>
                <text:p><text:span text:style-name="T6">The name of the class, function, method, descriptor, or generator </text:span><text:span text:style-name="T6">instance</text:span></text:p>
              </text:list-item>
              <text:list-item>
                <text:p><text:span text:style-name="T7">__all__</text:span></text:p>
                <text:p><text:span text:style-name="T6">affects the from &lt;module&gt; import * behavior only</text:span></text:p>
              </text:list-item>
              <text:list-item>
                <text:p>__main__ </text:p>
                <text:p><text:span text:style-name="T6">the scope in which top-level code executes</text:span></text:p>
              </text:list-item>
              <text:list-item>
                <text:p><text:span text:style-name="T7">__init__.py</text:span></text:p>
                <text:p><text:span text:style-name="T6">Makes Python treat the directories as containing packa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9">
        <draw:frame presentation:style-name="pr4" draw:text-style-name="P7" draw:layer="layout" svg:width="25.2cm" svg:height="3.467cm" svg:x="1.47cm" svg:y="8.382cm" presentation:class="title" presentation:user-transformed="true">
          <draw:text-box>
            <text:p text:style-name="P7"><text:span text:style-name="T8">from </text:span><text:span text:style-name="T9">__future__</text:span><text:span text:style-name="T8"> import </text:span><text:span text:style-name="T9">br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480B8581B8A8A6D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21:44:53.838729231</meta:creation-date>
    <dc:date>2018-05-16T00:26:21.174103151</dc:date>
    <meta:editing-duration>PT2M4S</meta:editing-duration>
    <meta:editing-cycles>1</meta:editing-cycles>
    <meta:document-statistic meta:object-count="71"/>
    <meta:generator>LibreOffice/5.1.6.2$Linux_X86_64 LibreOffice_project/10m0$Build-2</meta:generator>
  </office:meta>
</office:document-meta>
</file>